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042in" fo:margin-left="-0.0396in" table:align="left"/>
    </style:style>
    <style:style style:name="Table1.A" style:family="table-column">
      <style:table-column-properties style:column-width="1.6854in"/>
    </style:style>
    <style:style style:name="Table1.B" style:family="table-column">
      <style:table-column-properties style:column-width="5.4188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1.2951in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7514in"/>
    </style:style>
    <style:style style:name="Table1.7" style:family="table-row">
      <style:table-row-properties style:min-row-height="1.3264in"/>
    </style:style>
    <style:style style:name="P1" style:family="paragraph" style:parent-style-name="Standard">
      <style:text-properties fo:color="#000000" style:font-name="Monospace" fo:font-size="10pt" fo:background-color="#e8f2fe" style:font-size-asian="10pt"/>
    </style:style>
    <style:style style:name="P2" style:family="paragraph" style:parent-style-name="Standard">
      <style:text-properties officeooo:paragraph-rsid="00149ce4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" style:family="paragraph" style:parent-style-name="Standard">
      <style:text-properties fo:color="#000000" style:font-name="Calibri" fo:font-style="italic" fo:font-weight="bold" fo:background-color="transparent" style:font-style-asian="italic" style:font-weight-asian="bold"/>
    </style:style>
    <style:style style:name="P5" style:family="paragraph" style:parent-style-name="Обычный">
      <style:text-properties style:font-name="Calibri" officeooo:rsid="0012f515" officeooo:paragraph-rsid="001e79b8" fo:background-color="transparent"/>
    </style:style>
    <style:style style:name="P6" style:family="paragraph" style:parent-style-name="Обычный">
      <style:text-properties style:font-name="Calibri" officeooo:rsid="0012f515" officeooo:paragraph-rsid="0012f515" fo:background-color="transparent"/>
    </style:style>
    <style:style style:name="P7" style:family="paragraph" style:parent-style-name="Обычный">
      <style:text-properties style:font-name="Calibri" officeooo:rsid="0012f515" officeooo:paragraph-rsid="001f76c3" fo:background-color="transparent"/>
    </style:style>
    <style:style style:name="P8" style:family="paragraph" style:parent-style-name="Обычный">
      <style:text-properties style:font-name="Calibri" officeooo:rsid="001e79b8" officeooo:paragraph-rsid="001e79b8" fo:background-color="transparent"/>
    </style:style>
    <style:style style:name="P9" style:family="paragraph" style:parent-style-name="Обычный">
      <style:text-properties style:font-name="Calibri" officeooo:rsid="001e79b8" officeooo:paragraph-rsid="001eec32" fo:background-color="transparent"/>
    </style:style>
    <style:style style:name="P10" style:family="paragraph" style:parent-style-name="Обычный">
      <style:text-properties style:font-name="Calibri" officeooo:rsid="001eec32" officeooo:paragraph-rsid="001eec32" fo:background-color="transparent"/>
    </style:style>
    <style:style style:name="P11" style:family="paragraph" style:parent-style-name="Обычный">
      <style:text-properties style:font-name="Calibri" officeooo:rsid="001f76c3" officeooo:paragraph-rsid="001f76c3" fo:background-color="transparent"/>
    </style:style>
    <style:style style:name="P12" style:family="paragraph" style:parent-style-name="Обычный">
      <style:text-properties style:font-name="Calibri" officeooo:rsid="0014eefa" officeooo:paragraph-rsid="0014eefa" fo:background-color="transparent"/>
    </style:style>
    <style:style style:name="P13" style:family="paragraph" style:parent-style-name="Обычный">
      <style:text-properties style:font-name="Calibri" officeooo:rsid="0014eefa" officeooo:paragraph-rsid="0022d7f8" fo:background-color="transparent"/>
    </style:style>
    <style:style style:name="P14" style:family="paragraph" style:parent-style-name="Обычный">
      <style:text-properties style:font-name="Calibri" officeooo:rsid="0014eefa" officeooo:paragraph-rsid="0017ca5c" fo:background-color="transparent"/>
    </style:style>
    <style:style style:name="P15" style:family="paragraph" style:parent-style-name="Обычный">
      <style:text-properties style:font-name="Calibri" officeooo:rsid="0022d7f8" officeooo:paragraph-rsid="0022d7f8" fo:background-color="transparent"/>
    </style:style>
    <style:style style:name="P16" style:family="paragraph" style:parent-style-name="Обычный">
      <style:text-properties style:font-name="Calibri" officeooo:rsid="0022d7f8" officeooo:paragraph-rsid="002473e5" fo:background-color="transparent"/>
    </style:style>
    <style:style style:name="P17" style:family="paragraph" style:parent-style-name="Обычный">
      <style:text-properties style:font-name="Calibri" officeooo:rsid="00136ab5" officeooo:paragraph-rsid="00136ab5" fo:background-color="transparent"/>
    </style:style>
    <style:style style:name="P18" style:family="paragraph" style:parent-style-name="Обычный">
      <style:text-properties style:font-name="Calibri" officeooo:rsid="002473e5" officeooo:paragraph-rsid="002473e5" fo:background-color="transparent"/>
    </style:style>
    <style:style style:name="P19" style:family="paragraph" style:parent-style-name="Обычный">
      <style:text-properties style:font-name="Calibri" officeooo:rsid="00149ce4" officeooo:paragraph-rsid="00149ce4" fo:background-color="transparent"/>
    </style:style>
    <style:style style:name="P20" style:family="paragraph" style:parent-style-name="Обычный">
      <style:text-properties style:font-name="Calibri" officeooo:rsid="001bbaa4" officeooo:paragraph-rsid="001bbaa4" fo:background-color="transparent"/>
    </style:style>
    <style:style style:name="P21" style:family="paragraph" style:parent-style-name="Preformatted_20_Text">
      <style:text-properties style:font-name="Calibri" fo:font-size="12pt" officeooo:rsid="001d1467" officeooo:paragraph-rsid="0014eefa" fo:background-color="transparent" style:font-name-asian="Nimbus Mono L" style:font-size-asian="12pt" style:font-name-complex="Liberation Mono" style:font-size-complex="12pt"/>
    </style:style>
    <style:style style:name="P22" style:family="paragraph" style:parent-style-name="Preformatted_20_Text">
      <style:text-properties style:font-name="Calibri" fo:font-size="12pt" officeooo:rsid="001d1467" officeooo:paragraph-rsid="00149ce4" fo:background-color="transparent" style:font-name-asian="Nimbus Mono L" style:font-size-asian="12pt" style:font-name-complex="Liberation Mono" style:font-size-complex="12pt"/>
    </style:style>
    <style:style style:name="P23" style:family="paragraph" style:parent-style-name="Preformatted_20_Text">
      <style:text-properties style:font-name="Calibri" fo:font-size="12pt" officeooo:rsid="001d1467" officeooo:paragraph-rsid="0017ca5c" fo:background-color="transparent" style:font-name-asian="Nimbus Mono L" style:font-size-asian="12pt" style:font-name-complex="Liberation Mono" style:font-size-complex="12pt"/>
    </style:style>
    <style:style style:name="P24" style:family="paragraph" style:parent-style-name="Preformatted_20_Text">
      <style:text-properties style:font-name="Calibri" fo:font-size="12pt" officeooo:rsid="0022d7f8" officeooo:paragraph-rsid="0022d7f8" fo:background-color="transparent" style:font-name-asian="Nimbus Mono L" style:font-size-asian="12pt" style:font-name-complex="Liberation Mono" style:font-size-complex="12pt"/>
    </style:style>
    <style:style style:name="P25" style:family="paragraph" style:parent-style-name="Preformatted_20_Text">
      <style:text-properties style:font-name="Calibri" fo:font-size="12pt" officeooo:rsid="001bbaa4" officeooo:paragraph-rsid="001bbaa4" fo:background-color="transparent" style:font-name-asian="Nimbus Mono L" style:font-size-asian="12pt" style:font-name-complex="Liberation Mono" style:font-size-complex="12pt"/>
    </style:style>
    <style:style style:name="P26" style:family="paragraph" style:parent-style-name="Preformatted_20_Text">
      <style:text-properties style:font-name="Calibri" fo:font-size="12pt" officeooo:rsid="0012f515" officeooo:paragraph-rsid="001e79b8" fo:background-color="transparent" style:font-size-asian="12pt" style:font-size-complex="12pt"/>
    </style:style>
    <style:style style:name="P27" style:family="paragraph" style:parent-style-name="Preformatted_20_Text">
      <style:text-properties style:font-name="Calibri" fo:font-size="12pt" officeooo:rsid="0012f515" officeooo:paragraph-rsid="00136ab5" fo:background-color="transparent" style:font-size-asian="12pt" style:font-size-complex="12pt"/>
    </style:style>
    <style:style style:name="P28" style:family="paragraph" style:parent-style-name="Preformatted_20_Text">
      <style:text-properties style:font-name="Calibri" fo:font-size="12pt" officeooo:rsid="002473e5" officeooo:paragraph-rsid="002473e5" fo:background-color="transparent" style:font-size-asian="12pt" style:font-size-complex="12pt"/>
    </style:style>
    <style:style style:name="P29" style:family="paragraph" style:parent-style-name="Preformatted_20_Text">
      <style:text-properties style:font-name="Calibri" fo:font-size="12pt" officeooo:rsid="001d1467" officeooo:paragraph-rsid="00149ce4" fo:background-color="transparent" style:font-size-asian="12pt" style:font-size-complex="12pt"/>
    </style:style>
    <style:style style:name="P30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Calibri" fo:font-size="12pt" officeooo:rsid="0012f515" officeooo:paragraph-rsid="00136ab5" fo:background-color="transparent" style:font-size-asian="12pt" style:font-size-complex="12pt"/>
    </style:style>
    <style:style style:name="T1" style:family="text">
      <style:text-properties fo:color="#000000" style:font-name="Calibri" fo:font-size="14pt" fo:language="ru" fo:country="RU" fo:font-weight="bold" fo:background-color="#e8f2fe" loext:char-shading-value="0" style:font-size-asian="14pt" style:font-weight-asian="bold" style:font-size-complex="14pt"/>
    </style:style>
    <style:style style:name="T2" style:family="text">
      <style:text-properties fo:color="#000000" style:font-name="Calibri" fo:font-size="14pt" fo:language="ru" fo:country="RU" fo:font-weight="bold" style:font-size-asian="14pt" style:font-weight-asian="bold" style:font-size-complex="14pt"/>
    </style:style>
    <style:style style:name="T3" style:family="text">
      <style:text-properties fo:color="#000000" style:font-name="Calibri" fo:font-size="14pt" fo:language="ru" fo:country="RU" fo:font-weight="bold" fo:background-color="transparent" loext:char-shading-value="0" style:font-size-asian="14pt" style:font-weight-asian="bold" style:font-size-complex="14pt"/>
    </style:style>
    <style:style style:name="T4" style:family="text">
      <style:text-properties fo:color="#000000" style:font-name="Calibri" fo:font-size="14pt" fo:font-weight="bold" fo:background-color="#e8f2fe" loext:char-shading-value="0" style:font-size-asian="14pt" style:font-weight-asian="bold" style:font-size-complex="14pt"/>
    </style:style>
    <style:style style:name="T5" style:family="text">
      <style:text-properties fo:color="#000000" style:font-name="Calibri" fo:font-size="14pt" fo:font-weight="bold" style:font-size-asian="14pt" style:font-weight-asian="bold" style:font-size-complex="14pt"/>
    </style:style>
    <style:style style:name="T6" style:family="text">
      <style:text-properties fo:color="#000000" style:font-name="Calibri" fo:font-size="14pt" fo:font-weight="bold" fo:background-color="transparent" loext:char-shading-value="0" style:font-size-asian="14pt" style:font-weight-asian="bold" style:font-size-complex="14pt"/>
    </style:style>
    <style:style style:name="T7" style:family="text">
      <style:text-properties officeooo:rsid="0010b981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e79b8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f76c3" style:font-weight-asian="bold" style:font-weight-complex="bold"/>
    </style:style>
    <style:style style:name="T11" style:family="text">
      <style:text-properties officeooo:rsid="00149ce4"/>
    </style:style>
    <style:style style:name="T12" style:family="text">
      <style:text-properties officeooo:rsid="00166561"/>
    </style:style>
    <style:style style:name="T13" style:family="text">
      <style:text-properties officeooo:rsid="0017ca5c"/>
    </style:style>
    <style:style style:name="T14" style:family="text">
      <style:text-properties officeooo:rsid="001d1467"/>
    </style:style>
    <style:style style:name="T15" style:family="text">
      <style:text-properties officeooo:rsid="001c9b79"/>
    </style:style>
    <style:style style:name="T16" style:family="text">
      <style:text-properties officeooo:rsid="001e79b8"/>
    </style:style>
    <style:style style:name="T17" style:family="text">
      <style:text-properties officeooo:rsid="001eec32"/>
    </style:style>
    <style:style style:name="T18" style:family="text">
      <style:text-properties officeooo:rsid="0020d206"/>
    </style:style>
    <style:style style:name="T19" style:family="text">
      <style:text-properties officeooo:rsid="0022d7f8"/>
    </style:style>
    <style:style style:name="T20" style:family="text">
      <style:text-properties fo:font-style="normal" officeooo:rsid="0022d7f8" style:font-style-asian="normal" style:font-style-complex="normal"/>
    </style:style>
    <style:style style:name="T21" style:family="text">
      <style:text-properties fo:font-style="normal" officeooo:rsid="001e79b8" style:font-style-asian="normal" style:font-style-complex="normal"/>
    </style:style>
    <style:style style:name="T22" style:family="text">
      <style:text-properties officeooo:rsid="002473e5"/>
    </style:style>
    <style:style style:name="T23" style:family="text">
      <style:text-properties officeooo:rsid="0014ee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Основной_20_шрифт_20_абзаца"><text:span text:style-name="T3">A </text:span></text:span><text:span text:style-name="Основной_20_шрифт_20_абзаца"><text:span text:style-name="T6">List of the working buttons and descriptions of <text:tab/>their functions</text:span>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utton's Name</text:p>
          </table:table-cell>
          <table:table-cell table:style-name="Table1.A1" office:value-type="string">
            <text:p text:style-name="P4">Function's Description</text:p>
          </table:table-cell>
        </table:table-row>
        <table:table-row table:style-name="Table1.2">
          <table:table-cell table:style-name="Table1.A2" office:value-type="string">
            <text:p text:style-name="P5"><text:span text:style-name="T8">File</text:span> → </text:p>
            <text:p text:style-name="P8">1. Open</text:p>
            <text:p text:style-name="P8"/>
            <text:p text:style-name="P8">2. Open2</text:p>
            <text:p text:style-name="P8"/>
            <text:p text:style-name="P5"><text:span text:style-name="T16">3. </text:span>Export graph</text:p>
            <text:p text:style-name="P5"/>
            <text:p text:style-name="P8">4. Save</text:p>
            <text:p text:style-name="P8"/>
            <text:p text:style-name="P8">5. Save as…</text:p>
            <text:p text:style-name="P8"/>
            <text:p text:style-name="P8">6. Close</text:p>
            <text:p text:style-name="P8"/>
            <text:p text:style-name="P8">7. Close all</text:p>
            <text:p text:style-name="P8"/>
            <text:p text:style-name="P8">8. Quit</text:p>
          </table:table-cell>
          <table:table-cell table:style-name="Table1.A2" office:value-type="string">
            <text:p text:style-name="P8">1. Opens a file with the phoneme’s description. The 'Phoneme edit' function and the 'phoneme save' function do not work properly yet. It’s done but still unmount and should be finished and tested.</text:p>
            <text:p text:style-name="P8"/>
            <text:p text:style-name="P8">2. <text:span text:style-name="T7">Can be used for program to remember different last directory for easier phoneme opening</text:span></text:p>
            <text:p text:style-name="P8"/>
            <text:p text:style-name="P6"><text:span text:style-name="T16">3.</text:span>Allows you to export currently open graph from eSpeak NG Java Editor to the main folder with a default name “graph” in png format.</text:p>
            <text:p text:style-name="P6"/>
            <text:p text:style-name="P8">4. Saves the phoneme file.</text:p>
            <text:p text:style-name="P8"/>
            <text:p text:style-name="P8">5. Saves the phoneme file in the designated location.</text:p>
            <text:p text:style-name="P6"/>
            <text:p text:style-name="P8">6. Closes the opened phonemes file.</text:p>
            <text:p text:style-name="P8"/>
            <text:p text:style-name="P8">7. Closes all opened tabs.</text:p>
            <text:p text:style-name="P8"/>
            <text:p text:style-name="P8">8. Exits the program.</text:p>
            <text:p text:style-name="P8"/>
          </table:table-cell>
        </table:table-row>
        <table:table-row table:style-name="Table1.2">
          <table:table-cell table:style-name="Table1.A2" office:value-type="string">
            <text:p text:style-name="P5"><text:span text:style-name="T9">Speak</text:span> → </text:p>
            <text:p text:style-name="P8">1. Translate</text:p>
            <text:p text:style-name="P8"/>
            <text:p text:style-name="P8">2. Show rules</text:p>
            <text:p text:style-name="P8"/>
            <text:p text:style-name="P8">3. Show IPA</text:p>
            <text:p text:style-name="P8"/>
            <text:p text:style-name="P8">4. Speak</text:p>
            <text:p text:style-name="P8"/>
            <text:p text:style-name="P8">5. Speak file…</text:p>
            <text:p text:style-name="P8"/>
            <text:p text:style-name="P8">6. Pause</text:p>
            <text:p text:style-name="P8"/>
            <text:p text:style-name="P10">7. Resume</text:p>
            <text:p text:style-name="P8"/>
            <text:p text:style-name="P8"><text:span text:style-name="T17">8</text:span>. Stop</text:p>
            <text:p text:style-name="P8"/>
          </table:table-cell>
          <table:table-cell table:style-name="Table1.A2" office:value-type="string">
            <text:p text:style-name="P8">1. Translates a text from the input window into phoneme mnemonics, with the selected rules of pronunciation using the command line arguments and writes it to the file.</text:p>
            <text:p text:style-name="P8">(The rules of pronunciation are selected together with the voice selection in “Voice”-→”Voice selection”). Then the phoneme mnemonics from the file are written into the output window.</text:p>
            <text:p text:style-name="P8"/>
            <text:p text:style-name="P8">2. Shows a text transcription according to the reading rules of the selected language. The reading rules are also selected with the voice selection in “Voice”-→”Voice selection”.</text:p>
            <text:p text:style-name="P8"/>
            <text:p text:style-name="P8">3. Shows the text transcription according to English reading rules.</text:p>
            <text:p text:style-name="P8"/>
            <text:p text:style-name="P9">4. Pronounces the text as phoneme mnemonic according to pronunciation rules of language selected in “Voice”-→”Voice selection”.</text:p>
            <text:p text:style-name="P9"/>
            <text:p text:style-name="P10">5. Pronounces the text in the selected file as phoneme mnemonic according to pronunciation rules of language selected in <text:span text:style-name="T16">“Voice”-→”Voice selection”.</text:span></text:p>
            <text:p text:style-name="P10"><text:soft-page-break/></text:p>
            <text:p text:style-name="P10">6. Pauses the pronunciation of text.</text:p>
            <text:p text:style-name="P10"/>
            <text:p text:style-name="P10">7. Resumes the pronunciation of text.</text:p>
            <text:p text:style-name="P10"/>
            <text:p text:style-name="P10">8. Stops the pronunctiation of text.</text:p>
            <text:p text:style-name="P8"/>
          </table:table-cell>
        </table:table-row>
        <table:table-row table:style-name="Table1.2">
          <table:table-cell table:style-name="Table1.A2" office:value-type="string">
            <text:p text:style-name="P7"><text:span text:style-name="T10">Voice</text:span> → </text:p>
            <text:p text:style-name="P11">1. Select voice variant</text:p>
            <text:p text:style-name="P11"/>
            <text:p text:style-name="P11">2. Select voice</text:p>
          </table:table-cell>
          <table:table-cell table:style-name="Table1.A2" office:value-type="string">
            <text:p text:style-name="P8"/>
            <text:p text:style-name="P11">1. Allows you to select a voice variant. <text:span text:style-name="T18">Voice variants can be found in the espeak-ng/espeak-ng-data/voices/v! folder.</text:span></text:p>
            <text:p text:style-name="P11"/>
            <text:p text:style-name="P11">2. Selects reading and pronunciation rules for pronouncing of the text and showing it as a phoneme mnemonic. Russian voice doesn’t work properly also in the original program.</text:p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21"><text:span text:style-name="T8">Options</text:span> → </text:p>
            <text:p text:style-name="P21"><text:span text:style-name="T19">1. </text:span>Set paths:</text:p>
            <text:p text:style-name="P22"/>
            <text:p text:style-name="P24">2. Language</text:p>
            <text:p text:style-name="P22"/>
            <text:p text:style-name="P24">3. Speed</text:p>
            <text:p text:style-name="P24"/>
            <text:p text:style-name="P24">4. Speak punctuation</text:p>
            <text:p text:style-name="P24"/>
            <text:p text:style-name="P24">5. Speak characters</text:p>
            <text:p text:style-name="P24"/>
            <text:p text:style-name="P24">6. Speak character name</text:p>
            <text:p text:style-name="P24"/>
          </table:table-cell>
          <table:table-cell table:style-name="Table1.A2" office:value-type="string">
            <text:p text:style-name="P12"/>
            <text:p text:style-name="P12"><text:span text:style-name="T19">1. </text:span>All the buttons allow you to set the path to save the different types of files in chosen folder.</text:p>
            <text:p text:style-name="P12"/>
            <text:p text:style-name="P13"><text:span text:style-name="T19">2. </text:span>Changes the language of the interface.</text:p>
            <text:p text:style-name="P13"/>
            <text:p text:style-name="P15">3. Changes the speed of pronunciation.</text:p>
            <text:p text:style-name="P15"/>
            <text:p text:style-name="P15">4. Pronounces the text together with the punctuation signs.</text:p>
            <text:p text:style-name="P15"/>
            <text:p text:style-name="P16">5. <text:span text:style-name="T23">Pronounces the text by characters as phoneme mnemonic according to pronunciation rules of language selected in “Voice”-→”Voice selection”.</text:span></text:p>
            <text:p text:style-name="P15"/>
            <text:p text:style-name="P15">6.</text:p>
          </table:table-cell>
        </table:table-row>
        <table:table-row table:style-name="Table1.6">
          <table:table-cell table:style-name="Table1.A2" office:value-type="string">
            <text:p text:style-name="P26"><text:span text:style-name="T8">Tools </text:span>→ </text:p>
            <text:p text:style-name="P26"><text:span text:style-name="T16">1. </text:span>Make Vowels Chart → </text:p>
            <text:p text:style-name="P27"><text:span text:style-name="T21">1.1</text:span><text:span text:style-name="T16"> </text:span>From compiled phoneme data </text:p>
            <text:p text:style-name="P27"/>
            <text:p text:style-name="P30"><text:span text:style-name="T20">1.</text:span><text:span text:style-name="T21">2</text:span><text:span text:style-name="T16"> </text:span>From directory of vowel files…</text:p>
            <text:p text:style-name="P28"/>
            <text:p text:style-name="P28">2. Process Lexicon</text:p>
            <text:p text:style-name="P28"/>
            <text:p text:style-name="P28">3. Count word frequencies...</text:p>
            <text:p text:style-name="P27"/>
          </table:table-cell>
          <table:table-cell table:style-name="Table1.A2" office:value-type="string">
            <text:p text:style-name="P15"/>
            <text:p text:style-name="P17">1.<text:span text:style-name="T22">1</text:span> Shows the graph of vowel phonemes, which is drawn from the predefined file path, which corresponds to the language of voice selected (“Voice” → “Select voice”).</text:p>
            <text:p text:style-name="P17"/>
            <text:p text:style-name="P17"><text:span text:style-name="T22">1.</text:span>2 Allows to choose the file from which the graph of vowel phonemes is drawn. Currently the default folder is …/espeak-ng/phsource/vowelcharts.</text:p>
            <text:p text:style-name="P17"/>
            <text:p text:style-name="P18">2.</text:p>
            <text:p text:style-name="P18"/>
            <text:p text:style-name="P18">3. Counts how many times a word appears in the text tab and displays the information in a new window.</text:p>
          </table:table-cell>
        </table:table-row>
        <table:table-row table:style-name="Table1.7">
          <table:table-cell table:style-name="Table1.A2" office:value-type="string">
            <text:p text:style-name="P25"><text:span text:style-name="T8">Compile</text:span> <text:span text:style-name="T14">→ </text:span></text:p>
            <text:p text:style-name="P25">1. Compile dictionary</text:p>
            <text:p text:style-name="P25"/>
            <text:p text:style-name="P25">2. Compile dictionary (debug)</text:p>
            <text:p text:style-name="P25"/>
            <text:p text:style-name="P25"><text:soft-page-break/>3. Compile phoneme data 22050 Hz</text:p>
            <text:p text:style-name="P25"/>
            <text:p text:style-name="P25">4. Compile mbrola phonemes list</text:p>
            <text:p text:style-name="P25"/>
            <text:p text:style-name="P25">5. Compile intonation data</text:p>
            <text:p text:style-name="P25"/>
          </table:table-cell>
          <table:table-cell table:style-name="Table1.A2" office:value-type="string">
            <text:p text:style-name="P20"/>
            <text:p text:style-name="P20">1. Compiles the selected language file from dictsource. Clicking any language related file works, as it only takes takes the part before the first _ character.</text:p>
            <text:p text:style-name="P20"/>
            <text:p text:style-name="P20">2. Compiles the selected language file with row information.</text:p>
            <text:p text:style-name="P20"/>
            <text:p text:style-name="P20"/>
            <text:p text:style-name="P20"><text:soft-page-break/>3. Compiles the phoneme data based on the set path of phoneme data source. Default source is espeak-ng/phsource/.</text:p>
            <text:p text:style-name="P20"/>
            <text:p text:style-name="P20"/>
            <text:p text:style-name="P20"/>
            <text:p text:style-name="P20">4. Compiles the selected mbrola phonemes. Mbrola phonemes can be found in the espeak-ng/phsource/mbrola folder.</text:p>
            <text:p text:style-name="P20"/>
            <text:p text:style-name="P20"/>
            <text:p text:style-name="P20">5. <text:span text:style-name="T15">Compiles intonation tunes.</text:span></text:p>
            <text:p text:style-name="P20"/>
          </table:table-cell>
        </table:table-row>
        <table:table-row table:style-name="Table1.7">
          <table:table-cell table:style-name="Table1.A2" office:value-type="string">
            <text:p text:style-name="P29"><text:span text:style-name="T8">Help</text:span> → </text:p>
            <text:p text:style-name="P29"/>
            <text:p text:style-name="P29"><text:span text:style-name="T11">1. </text:span>e<text:span text:style-name="T11">S</text:span>peak <text:span text:style-name="T11">D</text:span>ocumentation</text:p>
            <text:p text:style-name="P29"/>
            <text:p text:style-name="P29"><text:span text:style-name="T11">2. </text:span>About</text:p>
          </table:table-cell>
          <table:table-cell table:style-name="Table1.A2" office:value-type="string">
            <text:p text:style-name="P17"/>
            <text:p text:style-name="P19">1. The list of documentation for original e<text:span text:style-name="T12">S</text:span>peak version in HTML.</text:p>
            <text:p text:style-name="P17"/>
            <text:p text:style-name="P17"><text:span text:style-name="T11">2. </text:span>Gives you the information about the project. <text:span text:style-name="T11">Program name, release date, author, website and also the licence version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ka1</meta:initial-creator>
    <meta:creation-date>2016-08-23T11:35:00Z</meta:creation-date>
    <dc:date>2018-07-24T12:17:10.265830341</dc:date>
    <meta:editing-cycles>14</meta:editing-cycles>
    <meta:editing-duration>PT1H55M54S</meta:editing-duration>
    <meta:document-statistic meta:table-count="1" meta:image-count="0" meta:object-count="0" meta:page-count="3" meta:paragraph-count="82" meta:word-count="668" meta:character-count="4051" meta:non-whitespace-character-count="3455"/>
    <meta:template xlink:type="simple" xlink:actuate="onRequest" xlink:title="" xlink:href="../../workspace/espeak/espeak-ng-jeditor-master/docs/A-List-of-the-working-buttons-and-descriptions-of-their-functions.odt/Normal"/>
  </office:meta>
</office:document-meta>
</file>